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1"/>
    <style:style style:name="P9" style:family="paragraph" style:parent-style-name="Text_20_body" style:list-style-name="L40"/>
    <style:style style:name="P10" style:family="paragraph" style:parent-style-name="Text_20_body" style:list-style-name="L79">
      <style:text-properties style:font-name="ArialMT" fo:font-size="12pt"/>
    </style:style>
    <style:style style:name="P11" style:family="paragraph" style:parent-style-name="Text_20_body" style:list-style-name="L40">
      <style:paragraph-properties fo:margin-top="0.111in" fo:margin-bottom="0.111in"/>
    </style:style>
    <style:style style:name="P12" style:family="paragraph" style:parent-style-name="Text_20_body" style:list-style-name="L40">
      <style:paragraph-properties fo:margin-top="0.111in" fo:margin-bottom="0.111in"/>
      <style:text-properties fo:color="#000000"/>
    </style:style>
    <style:style style:name="P13" style:family="paragraph" style:parent-style-name="Text_20_body" style:list-style-name="L40">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29"/>
    <style:style style:name="P44" style:family="paragraph" style:parent-style-name="Standard" style:list-style-name="L30"/>
    <style:style style:name="P45" style:family="paragraph" style:parent-style-name="Standard" style:list-style-name="L31"/>
    <style:style style:name="P46" style:family="paragraph" style:parent-style-name="Standard" style:list-style-name="L32"/>
    <style:style style:name="P47" style:family="paragraph" style:parent-style-name="Standard" style:list-style-name="L33"/>
    <style:style style:name="P48" style:family="paragraph" style:parent-style-name="Standard" style:list-style-name="L34"/>
    <style:style style:name="P49" style:family="paragraph" style:parent-style-name="Standard" style:list-style-name="L35"/>
    <style:style style:name="P50" style:family="paragraph" style:parent-style-name="Standard" style:list-style-name="L36"/>
    <style:style style:name="P51" style:family="paragraph" style:parent-style-name="Standard" style:list-style-name="L37"/>
    <style:style style:name="P52" style:family="paragraph" style:parent-style-name="Standard" style:list-style-name="L38"/>
    <style:style style:name="P53" style:family="paragraph" style:parent-style-name="Standard" style:list-style-name="L39"/>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8"/>
    <style:style style:name="P82" style:family="paragraph" style:parent-style-name="Standard" style:list-style-name="L69"/>
    <style:style style:name="P83" style:family="paragraph" style:parent-style-name="Standard" style:list-style-name="L70"/>
    <style:style style:name="P84" style:family="paragraph" style:parent-style-name="Standard" style:list-style-name="L71"/>
    <style:style style:name="P85" style:family="paragraph" style:parent-style-name="Standard" style:list-style-name="L72"/>
    <style:style style:name="P86" style:family="paragraph" style:parent-style-name="Standard" style:list-style-name="L73"/>
    <style:style style:name="P87" style:family="paragraph" style:parent-style-name="Standard" style:list-style-name="L74"/>
    <style:style style:name="P88" style:family="paragraph" style:parent-style-name="Standard" style:list-style-name="L75"/>
    <style:style style:name="P89" style:family="paragraph" style:parent-style-name="Standard" style:list-style-name="L76"/>
    <style:style style:name="P90" style:family="paragraph" style:parent-style-name="Standard" style:list-style-name="L77"/>
    <style:style style:name="P91" style:family="paragraph" style:parent-style-name="Standard" style:list-style-name="L78"/>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1"/>
    <style:style style:name="P164" style:family="paragraph" style:parent-style-name="Standard" style:list-style-name="L152"/>
    <style:style style:name="P165" style:family="paragraph" style:parent-style-name="Standard" style:list-style-name="L153"/>
    <style:style style:name="P166" style:family="paragraph" style:parent-style-name="Standard" style:list-style-name="L154"/>
    <style:style style:name="P167" style:family="paragraph" style:parent-style-name="Standard" style:list-style-name="L155"/>
    <style:style style:name="P168" style:family="paragraph" style:parent-style-name="Standard" style:list-style-name="L156"/>
    <style:style style:name="P169" style:family="paragraph" style:parent-style-name="Standard" style:list-style-name="L157"/>
    <style:style style:name="P170" style:family="paragraph" style:parent-style-name="Standard" style:list-style-name="L158"/>
    <style:style style:name="P171" style:family="paragraph" style:parent-style-name="Standard" style:list-style-name="L159"/>
    <style:style style:name="P172" style:family="paragraph" style:parent-style-name="Standard" style:list-style-name="L160"/>
    <style:style style:name="P173" style:family="paragraph" style:parent-style-name="Standard" style:list-style-name="L161"/>
    <style:style style:name="P174" style:family="paragraph" style:parent-style-name="Standard" style:list-style-name="L163"/>
    <style:style style:name="P175" style:family="paragraph" style:parent-style-name="Standard" style:list-style-name="L16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6.3</text:p>
      <text:list xml:id="list4715516768902210596" text:style-name="L163">
        <text:list-item>
          <text:p text:style-name="P174">in detectability: logged new 'drop message' to the detectability.log<text:line-break/></text:p>
        </text:list-item>
      </text:list>
      <text:p text:style-name="Standard">version 4.6.2</text:p>
      <text:list xml:id="list5479162080149372720" text:style-name="L1">
        <text:list-item>
          <text:p text:style-name="P15">in detectability: when event duration is or becomes less than the camera exposure time, the observed drop is reduced proportionately<text:line-break/></text:p>
        </text:list-item>
      </text:list>
      <text:p text:style-name="Standard">version 4.6.1</text:p>
      <text:list xml:id="list2751422156409909648" text:style-name="L2">
        <text:list-item>
          <text:p text:style-name="P16">in detectability: changed calculation of number of event points from ceiling(dur/rdgTime) to round(dur/rdgTime)<text:line-break/></text:p>
        </text:list-item>
        <text:list-item>
          <text:p text:style-name="P16">in detectability: allow a single point event.<text:line-break/></text:p>
        </text:list-item>
        <text:list-item>
          <text:p text:style-name="P16">In detectability: stop stepping down duration when calculation of number of event points reaches zero<text:line-break/></text:p>
        </text:list-item>
      </text:list>
      <text:p text:style-name="Standard">version 4.6.0</text:p>
      <text:list xml:id="list1083858815194988187" text:style-name="L3">
        <text:list-item>
          <text:p text:style-name="P17">clarified the titles on detectability plots<text:line-break/></text:p>
        </text:list-item>
      </text:list>
      <text:p text:style-name="Standard">version 4.5.7</text:p>
      <text:list xml:id="list662863427970022034" text:style-name="L4">
        <text:list-item>
          <text:p text:style-name="P18">suppressed a 'min event limit too high' message when min event is set to lowest possible value of 2<text:line-break/></text:p>
        </text:list-item>
      </text:list>
      <text:p text:style-name="Standard">version 4.5.6</text:p>
      <text:list xml:id="list4785809604061675600" text:style-name="L5">
        <text:list-item>
          <text:p text:style-name="P19">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7018132273246859011" text:style-name="L6">
        <text:list-item>
          <text:p text:style-name="P20">fixes a bug where, if a full D and R light-curve was split (trimmed) into a D-only and an R-only light-curve, the R-only result did not apply subframe timing adjustments <text:line-break/></text:p>
        </text:list-item>
      </text:list>
      <text:p text:style-name="Standard">version 4.5.4</text:p>
      <text:list xml:id="list1632982252869826951" text:style-name="L7">
        <text:list-item>
          <text:p text:style-name="P21">cleans up the the first bin of the False-Positive histogram <text:line-break/></text:p>
        </text:list-item>
      </text:list>
      <text:p text:style-name="Standard">version 4.5.3</text:p>
      <text:list xml:id="list8246838998056679491" text:style-name="L8">
        <text:list-item>
          <text:p text:style-name="P22">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7898995939075031560" text:style-name="L9">
        <text:list-item>
          <text:p text:style-name="P23">fixes a bug where transition points (only present in high SNR light-curves) were not properly ignored during calculation of event noise. This manifested itself most clearly in too large error bars for magDrop<text:line-break/></text:p>
        </text:list-item>
      </text:list>
      <text:p text:style-name="Standard"><text:soft-page-break/>version 4.5.0</text:p>
      <text:list xml:id="list5960939140801912991" text:style-name="L10">
        <text:list-item>
          <text:p text:style-name="P24">fixes a bug introduced with the NE3 code changes that inhibited sub-frame timing adjustments.<text:line-break/></text:p>
        </text:list-item>
      </text:list>
      <text:p text:style-name="Standard">version 4.4.9</text:p>
      <text:list xml:id="list7725640862581331877" text:style-name="L11">
        <text:list-item>
          <text:p text:style-name="P25">fixed yet another manisfestation of the bug introduced in version 4.2.1</text:p>
        </text:list-item>
      </text:list>
      <text:p text:style-name="Standard">version 4.4.8</text:p>
      <text:list xml:id="list4575140885538146599" text:style-name="L12">
        <text:list-item>
          <text:p text:style-name="P26">fixed another manifestation of the bug introduced in version 4.2.1<text:line-break/></text:p>
        </text:list-item>
      </text:list>
      <text:p text:style-name="Standard">version 4.4.7</text:p>
      <text:list xml:id="list2966219953108049617" text:style-name="L13">
        <text:list-item>
          <text:p text:style-name="P27">fixes a bug introduced in version 4.2.1 (February 8, 2022) that caused D values to be calculated as occurring 1 reading early<text:line-break/></text:p>
        </text:list-item>
      </text:list>
      <text:p text:style-name="Standard">version 4.4.5</text:p>
      <text:list xml:id="list3221942309273094056" text:style-name="L14">
        <text:list-item>
          <text:p text:style-name="P28">added a checkbox to enable selection of whether or not the camera response curve is shown on the lightcurve plot<text:line-break/></text:p>
        </text:list-item>
      </text:list>
      <text:p text:style-name="Standard">version 4.4.4</text:p>
      <text:list xml:id="list3102563358569244471" text:style-name="L15">
        <text:list-item>
          <text:p text:style-name="P29">detectability and normalization activities are written to dedicated log files:<text:line-break/> <text:s text:c="3"/>*.detectability.PYOTE.log<text:line-break/> <text:s text:c="3"/>*.normalization.PYOTE.log<text:line-break/></text:p>
        </text:list-item>
      </text:list>
      <text:p text:style-name="Standard">version 4.3.8</text:p>
      <text:list xml:id="list8951224912874551102" text:style-name="L16">
        <text:list-item>
          <text:p text:style-name="P3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8639562284206513746" text:style-name="L17">
        <text:list-item>
          <text:p text:style-name="P31">removed the Pearson R metric – it was confusing and ineffective compared to the simple standard deviation metric<text:line-break/></text:p>
        </text:list-item>
        <text:list-item>
          <text:p text:style-name="P31">made it possible to select the points of the normalized target lightcurve to be included in the std metric<text:line-break/></text:p>
        </text:list-item>
      </text:list>
      <text:p text:style-name="Standard">version 4.3.6</text:p>
      <text:list xml:id="list4543514603185385694" text:style-name="L18">
        <text:list-item>
          <text:p text:style-name="P3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text:soft-page-break/>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206255044674353906" text:style-name="L19">
        <text:list-item>
          <text:p text:style-name="P33">made the 'step-by' buttons radio buttons so that it is clear what the current step size is.<text:line-break/></text:p>
        </text:list-item>
        <text:list-item>
          <text:p text:style-name="P33">removed the automatic switch to the Lightcurve panel<text:line-break/></text:p>
        </text:list-item>
      </text:list>
      <text:p text:style-name="Standard">version 4.3.3</text:p>
      <text:list xml:id="list1309875104303661433" text:style-name="L20">
        <text:list-item>
          <text:p text:style-name="P34">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1649113367192178561" text:style-name="L21">
        <text:list-item>
          <text:p text:style-name="P35">adds step size selection for the Y offset spinboxes<text:line-break/></text:p>
        </text:list-item>
        <text:list-item>
          <text:p text:style-name="P35">activates the 'show' checkbox on reference curves so that the reference curve display can be turned off – but it will still be active behind the scenes, just not visible.<text:line-break/></text:p>
        </text:list-item>
      </text:list>
      <text:p text:style-name="Standard">version 4.3.1</text:p>
      <text:list xml:id="list5814925365837928006" text:style-name="L22">
        <text:list-item>
          <text:p text:style-name="P36">fixes an error message that occurs during the initial installation of a version that has a change to the number of tabs in the GUI<text:line-break/></text:p>
        </text:list-item>
      </text:list>
      <text:p text:style-name="Standard">version 4.3.0</text:p>
      <text:list xml:id="list6539229312730204147" text:style-name="L23">
        <text:list-item>
          <text:p text:style-name="P37">minor cosmetic cleanup to deal with Windows GUI differences (I hope it works – this is always a frustrating and mysterious area)<text:line-break/></text:p>
        </text:list-item>
      </text:list>
      <text:p text:style-name="Standard">version 4.2.9</text:p>
      <text:list xml:id="list970435788577406705" text:style-name="L24">
        <text:list-item>
          <text:p text:style-name="P38">adds the lightcurve used to the report generated during the detectability analysis<text:line-break/></text:p>
        </text:list-item>
        <text:list-item>
          <text:p text:style-name="P38">automatically clears the effect of previous normailzation when the reference lightcurve is changed (or deselected)<text:line-break/></text:p>
        </text:list-item>
      </text:list>
      <text:p text:style-name="Standard">version 4.2.8</text:p>
      <text:list xml:id="list3209143493461617078" text:style-name="L25">
        <text:list-item>
          <text:p text:style-name="P39">fixes 'trim problem'<text:line-break/></text:p>
        </text:list-item>
        <text:list-item>
          <text:p text:style-name="P39">adds 'step by' buttons that change the smoothing interval spinbox step size.<text:line-break/></text:p>
        </text:list-item>
      </text:list>
      <text:p text:style-name="Standard">version 4.2.6</text:p>
      <text:list xml:id="list6377635455408817363" text:style-name="L26">
        <text:list-item>
          <text:p text:style-name="P40">tidies up the lightcurve panel a bit and changes color samples for target and reference <text:soft-page-break/>curves.<text:line-break/></text:p>
        </text:list-item>
      </text:list>
      <text:p text:style-name="Standard">version 4.2.5</text:p>
      <text:list xml:id="list2322657965542621059" text:style-name="L27">
        <text:list-item>
          <text:p text:style-name="P41">completes implementation of the time shift (left/right shift) of the reference curve for normalization.<text:line-break/></text:p>
        </text:list-item>
        <text:list-item>
          <text:p text:style-name="P41">adds dot color samples next to the lightcurve titles.<text:line-break/></text:p>
        </text:list-item>
      </text:list>
      <text:p text:style-name="Standard">version 4.2.4</text:p>
      <text:list xml:id="list3322716166189457473" text:style-name="L28">
        <text:list-item>
          <text:p text:style-name="P42">makes tab/panel order sticky<text:line-break/></text:p>
        </text:list-item>
        <text:list-item>
          <text:p text:style-name="P42">analysis tab always opens first, but automatic switch to Lightcurves tab occurs upon file read.<text:line-break/></text:p>
        </text:list-item>
        <text:list-item>
          <text:p text:style-name="P42">'target' lightcurve cannot no longer be moved up or down. If there is an overlapping lightcurve, move the non-target lightcurve to clear the overlap.<text:line-break/></text:p>
        </text:list-item>
      </text:list>
      <text:p text:style-name="Standard">version 4.2.3</text:p>
      <text:list xml:id="list4491999302616031062" text:style-name="L29">
        <text:list-item>
          <text:p text:style-name="P43">fixes block integration that was broken by the new lightcurve selection code.<text:line-break/></text:p>
        </text:list-item>
        <text:list-item>
          <text:p text:style-name="P4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6619002468213237458" text:style-name="L30">
        <text:list-item>
          <text:p text:style-name="P44">adds logging/reporting of the curve (if any) used for normalization and the smoothing interval used.<text:line-break/> </text:p>
        </text:list-item>
      </text:list>
      <text:p text:style-name="Standard">version 4.2.2</text:p>
      <text:list xml:id="list6283902167326103210" text:style-name="L31">
        <text:list-item>
          <text:p text:style-name="P45">adds a new tab/panel for controlling the display of lightcurves. From the 'help button' on that tab:</text:p>
          <text:p text:style-name="P45"/>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ext:soft-page-break/>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866796356" text:continue-numbering="true" text:style-name="L31">
        <text:list-item>
          <text:p text:style-name="P45">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45">added (back again) a spinbox on the Setting/Misc. Tab that allows the dot size used in lightcurve plots to be changed.<text:line-break/></text:p>
        </text:list-item>
      </text:list>
      <text:p text:style-name="Standard">version 4.2.1</text:p>
      <text:list xml:id="list4822956277767120154" text:style-name="L32">
        <text:list-item>
          <text:p text:style-name="P46">fixed final report showing NE3 stuff even when NE3 not in use was checked.<text:line-break/></text:p>
        </text:list-item>
      </text:list>
      <text:p text:style-name="Standard">version 4.2.0</text:p>
      <text:list xml:id="list8804401086215224782" text:style-name="L33">
        <text:list-item>
          <text:p text:style-name="P47">improves annotation on <text:span text:style-name="T21">Detectability</text:span> plots by including the magDrop information.<text:line-break/></text:p>
        </text:list-item>
        <text:list-item>
          <text:p text:style-name="P47">eliminates the display of negative drops in the False-Positive histogram<text:line-break/> </text:p>
        </text:list-item>
      </text:list>
      <text:p text:style-name="Standard">version 4.1.9</text:p>
      <text:list xml:id="list6929054163946432604" text:style-name="L34">
        <text:list-item>
          <text:p text:style-name="P4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3027396789882428454" text:style-name="L35">
        <text:list-item>
          <text:p text:style-name="P49">adds option to write sample light-curve from detectability analysis to a csv file that be imported to PyOTE.<text:line-break/></text:p>
        </text:list-item>
      </text:list>
      <text:p text:style-name="Standard">version 4.1.7</text:p>
      <text:list xml:id="list601372384982194958" text:style-name="L36">
        <text:list-item>
          <text:p text:style-name="P50">adds the requirement to specify an observation duration when doing a detectability test<text:line-break/></text:p>
        </text:list-item>
        <text:list-item>
          <text:p text:style-name="P50">during a detectability test, if a detectable event was found, a sample light-curve showing such an event is plotted, otherwise the normal False-Positive plot will be shown.<text:line-break/></text:p>
        </text:list-item>
      </text:list>
      <text:p text:style-name="Standard">version 4.1.6</text:p>
      <text:list xml:id="list4259139670052072664" text:style-name="L37">
        <text:list-item>
          <text:p text:style-name="P51">reenables Cholesky failure messages (disabled for testing)<text:line-break/></text:p>
        </text:list-item>
        <text:list-item>
          <text:p text:style-name="P51"><text:soft-page-break/>Adds test to detectability routine so that the user cannot give an event duration that requires more points than are available in the observation.<text:line-break/></text:p>
        </text:list-item>
      </text:list>
      <text:p text:style-name="Standard">version 4.1.5</text:p>
      <text:list xml:id="list5985444876387051975" text:style-name="L38">
        <text:list-item>
          <text:p text:style-name="P52">changed error bar calculation reporting so that the the value reported in the containment interval report matches that reported in the Excel final report when there is no asymmetry present.</text:p>
          <text:p text:style-name="P52"/>
        </text:list-item>
      </text:list>
      <text:p text:style-name="Standard">version 4.1.4</text:p>
      <text:list xml:id="list2901886894132928326" text:style-name="L39">
        <text:list-item>
          <text:p text:style-name="P53">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7884550445901058231" text:style-name="L40">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text:soft-page-break/>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1143361190016104521" text:style-name="L41">
        <text:list-header>
          <text:p text:style-name="P54"/>
        </text:list-header>
      </text:list>
      <text:p text:style-name="Standard">version 4.1.2</text:p>
      <text:list xml:id="list8711696135724027339" text:style-name="L42">
        <text:list-item>
          <text:p text:style-name="P55">fixes bug when D only search has been selected<text:line-break/></text:p>
        </text:list-item>
      </text:list>
      <text:p text:style-name="Standard">version 4.1.1</text:p>
      <text:list xml:id="list3939669945564871594" text:style-name="L43">
        <text:list-item>
          <text:p text:style-name="P56">fixes bug where signal columns beyond four were being read <text:s/>as duplicates of column 5.<text:line-break/></text:p>
        </text:list-item>
      </text:list>
      <text:p text:style-name="Standard">version 4.1.0</text:p>
      <text:list xml:id="list4243906025560139690" text:style-name="L44">
        <text:list-item>
          <text:p text:style-name="P5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3969371584372783301" text:style-name="L45">
        <text:list-item>
          <text:p text:style-name="P58">fixes issue where PyOTE could not read files that it had written.<text:line-break/></text:p>
        </text:list-item>
      </text:list>
      <text:p text:style-name="Standard">version 4.0.8</text:p>
      <text:list xml:id="list1603374286454302041" text:style-name="L46">
        <text:list-item>
          <text:p text:style-name="P59">fixes bug (introduced by a misspelling in version 4.0.7) that kept csv files with more than four apertures from runnig.<text:line-break/></text:p>
        </text:list-item>
      </text:list>
      <text:p text:style-name="Standard">version 4.0.7</text:p>
      <text:list xml:id="list8036659505782621652" text:style-name="L47">
        <text:list-item>
          <text:p text:style-name="P6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soft-page-break/><text:line-break/>Note: this only applies to csv files generated by PyMovie.<text:line-break/></text:p>
        </text:list-item>
      </text:list>
      <text:p text:style-name="Standard">version 4.0.6</text:p>
      <text:list xml:id="list6324665980736557276" text:style-name="L48">
        <text:list-item>
          <text:p text:style-name="P61">minor GUI changes<text:line-break/></text:p>
        </text:list-item>
      </text:list>
      <text:p text:style-name="Standard">version 4.0.5</text:p>
      <text:list xml:id="list3633574380800804653" text:style-name="L49">
        <text:list-item>
          <text:p text:style-name="P62">if you click outside the light-curve, the closest point will be toggled (so you don't have to zoom in to select the leftmost or rightmost point in a light-curve.<text:line-break/></text:p>
        </text:list-item>
        <text:list-item>
          <text:p text:style-name="P6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3781999249186710098" text:style-name="L50">
        <text:list-item>
          <text:p text:style-name="P63">a few GUI changes<text:line-break/></text:p>
        </text:list-item>
        <text:list-item>
          <text:p text:style-name="P63">removed the Use as secondary check box. Now if secondary curve is selected (spinner is non-zero), it will be used automatically.<text:line-break/></text:p>
        </text:list-item>
      </text:list>
      <text:p text:style-name="Standard">version 4.0.3</text:p>
      <text:list xml:id="list6895888898836134863" text:style-name="L51">
        <text:list-item>
          <text:p text:style-name="P64">implements a major GUI change: uses tabbed folders to group buttons and other controls. <text:line-break/></text:p>
        </text:list-item>
        <text:list-item>
          <text:p text:style-name="P6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6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120661425901765233" text:style-name="L52">
        <text:list-item>
          <text:p text:style-name="P65">removed a debug print statement that was inadvertently left in. It is responsible for the “mouse event” messages polluting the log file.<text:line-break/></text:p>
        </text:list-item>
      </text:list>
      <text:p text:style-name="Standard">version 4.0.1</text:p>
      <text:list xml:id="list9206862083829291742" text:style-name="L53">
        <text:list-item>
          <text:p text:style-name="P6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199959308345892202" text:style-name="L54">
        <text:list-item>
          <text:p text:style-name="P67">detectibility graphics plots are now being being put in their own folder. The root folder is that of the directory where the light-curve came from. The plots will be found in<text:line-break/><text:soft-pag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986920145609181529" text:style-name="L55">
        <text:list-item>
          <text:p text:style-name="P68">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94955069997708792" text:style-name="L56">
        <text:list-item>
          <text:p text:style-name="P69">one more attempt to solve the gui sizing issue.<text:line-break/></text:p>
        </text:list-item>
        <text:list-item>
          <text:p text:style-name="P69">'sticky' settings are back but are now stored in <text:span text:style-name="T16">pyote.ini</text:span> instead of the<text:line-break/> obscure <text:span text:style-name="T16">simple-ote.ini<text:line-break/></text:span></text:p>
        </text:list-item>
      </text:list>
      <text:p text:style-name="Standard">version 3.9.7</text:p>
      <text:list xml:id="list7437105612358520532" text:style-name="L57">
        <text:list-item>
          <text:p text:style-name="P7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349169153408974862" text:style-name="L58">
        <text:list-item>
          <text:p text:style-name="P7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575163413857930591" text:style-name="L59">
        <text:list-item>
          <text:p text:style-name="P72">adds automation to the 'detectibility' calculator. If a duration step size is entered, a series of 'detectibility' calculations will be made at decreasing durations until the false-positive probability becomes non-zero. A unique .png (incorporates duration and <text:soft-page-break/>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167829904179735399" text:style-name="L60">
        <text:list-item>
          <text:p text:style-name="P73">attempts to fix over-size initial gui.<text:line-break/></text:p>
        </text:list-item>
      </text:list>
      <text:p text:style-name="Standard">version 3.9.3</text:p>
      <text:list xml:id="list1294908040834592885" text:style-name="L61">
        <text:list-item>
          <text:p text:style-name="P74">makes various improvements to the 'detectability' calculator to make it easier to use.<text:line-break/></text:p>
        </text:list-item>
      </text:list>
      <text:p text:style-name="Standard">version 3.9.2</text:p>
      <text:list xml:id="list8743318732810810637" text:style-name="L62">
        <text:list-item>
          <text:p text:style-name="P75">adds a 'detectability' calculator for use in pre-planning event observation.<text:line-break/></text:p>
        </text:list-item>
        <text:list-item>
          <text:p text:style-name="P7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293291789155053804" text:style-name="L63">
        <text:list-item>
          <text:p text:style-name="P76">adds an snr calculation to the <text:span text:style-name="T18">Calc baseline stats</text:span> button.<text:line-break/></text:p>
        </text:list-item>
      </text:list>
      <text:p text:style-name="Standard">version 3.9.0</text:p>
      <text:list xml:id="list592069709749937393" text:style-name="L64">
        <text:list-item>
          <text:p text:style-name="P7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993350159841307161" text:style-name="L65">
        <text:list-item>
          <text:p text:style-name="P7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7248844706968068242" text:style-name="L66">
        <text:list-item>
          <text:p text:style-name="P79">fixed a bug that sometimes kept events that contained a single point at the bottom from producing a report.<text:line-break/></text:p>
        </text:list-item>
      </text:list>
      <text:p text:style-name="Standard">version 3.8.7</text:p>
      <text:list xml:id="list4923825801089706757" text:style-name="L67">
        <text:list-item>
          <text:p text:style-name="P8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808502811168161428" text:style-name="L68">
        <text:list-item>
          <text:p text:style-name="P81">checks for only a single light-curve in the csv file which was causing a 'list index out of range' error message<text:line-break/><text:soft-page-break/></text:p>
        </text:list-item>
      </text:list>
      <text:p text:style-name="Standard">version 3.8.5</text:p>
      <text:list xml:id="list7904508145787872373" text:style-name="L69">
        <text:list-item>
          <text:p text:style-name="P82">changed the way QGridLayout was referenced.<text:line-break/></text:p>
        </text:list-item>
      </text:list>
      <text:p text:style-name="Standard">version 3.8.4</text:p>
      <text:list xml:id="list1024298887499956211" text:style-name="L70">
        <text:list-item>
          <text:p text:style-name="P8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83"/>
        </text:list-item>
      </text:list>
      <text:p text:style-name="Standard">version 3.8.3</text:p>
      <text:list xml:id="list3444240968259786099" text:style-name="L71">
        <text:list-item>
          <text:p text:style-name="P84">adds display of light-curve name (if available in the csv file) to the curve-to-be-analyzed and the normalization curve next to their selection spinners.<text:line-break/></text:p>
        </text:list-item>
      </text:list>
      <text:p text:style-name="Standard">version 3.8.2</text:p>
      <text:list xml:id="list749193156780354882" text:style-name="L72">
        <text:list-item>
          <text:p text:style-name="P85">3.7.5 introduced a scrollable GUI for small screens. Unfortunately, that caused resizing problem for all users. The version reverts back to the original GUI design.<text:line-break/></text:p>
        </text:list-item>
        <text:list-item>
          <text:p text:style-name="P8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502970313196512405" text:style-name="L73">
        <text:list-item>
          <text:p text:style-name="P8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02323524264958561" text:style-name="L74">
        <text:list-item>
          <text:p text:style-name="P87">adds a tutorial button to supply a quick-start for new or infrequent users.<text:line-break/></text:p>
        </text:list-item>
      </text:list>
      <text:p text:style-name="Standard">version 3.7.9</text:p>
      <text:list xml:id="list5048824919765954762" text:style-name="L75">
        <text:list-item>
          <text:p text:style-name="P8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830922288599033409" text:style-name="L76">
        <text:list-item>
          <text:p text:style-name="P89">added visible left, top, and bottom axes to main plot (with ticks to make easier to associate timestamp with point).<text:line-break/></text:p>
        </text:list-item>
      </text:list>
      <text:p text:style-name="Standard">version 3.7.7</text:p>
      <text:list xml:id="list877134935638334070" text:style-name="L77">
        <text:list-item>
          <text:p text:style-name="P90"><text:soft-page-break/>if timestamps are available in the csv file, they are used as x axis labels in the main plot.<text:line-break/></text:p>
        </text:list-item>
      </text:list>
      <text:p text:style-name="Standard">version 3.7.6</text:p>
      <text:list xml:id="list7633624788618558212" text:style-name="L78">
        <text:list-item>
          <text:p text:style-name="P91">changed the way QMainWindow and Qapplication were referenced to accommodate the latest Anaconda version, which has reorganized where those modules are stored. </text:p>
          <text:p text:style-name="P91">This was causing a fatal startup error.<text:line-break/> </text:p>
        </text:list-item>
      </text:list>
      <text:p text:style-name="Standard">version 3.7.5</text:p>
      <text:list xml:id="list8935463781479162401" text:style-name="L79">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421535769516762189" text:style-name="L80">
        <text:list-item>
          <text:p text:style-name="P9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455208064745022010" text:style-name="L81">
        <text:list-item>
          <text:p text:style-name="P93">adds code line needed by any Mac users that are running Big Sur<text:line-break/></text:p>
        </text:list-item>
      </text:list>
      <text:p text:style-name="Standard">version 3.7.2</text:p>
      <text:list xml:id="list4660354945807696779" text:style-name="L82">
        <text:list-item>
          <text:p text:style-name="P94">fixes bug that caused all analysis attempts to 'stall'</text:p>
        </text:list-item>
      </text:list>
      <text:p text:style-name="Standard"/>
      <text:p text:style-name="Standard">version 3.7.1</text:p>
      <text:list xml:id="list7873825975110019188" text:style-name="L83">
        <text:list-item>
          <text:p text:style-name="P95">fixed a bug in the r limb angle entry<text:line-break/></text:p>
        </text:list-item>
      </text:list>
      <text:p text:style-name="Standard">version 3.7.0</text:p>
      <text:list xml:id="list7020492401940158771" text:style-name="L84">
        <text:list-item>
          <text:p text:style-name="P96">adds right-click help to ast speed label giving the equation to use if asteroid speed is not available but asteroid diameter and maximum duration are specified<text:line-break/></text:p>
        </text:list-item>
        <text:list-item>
          <text:p text:style-name="P96">adds suggestion to right-click help on penumbral fit checkbox for how to find the penumbral curve csv file that is provided for practice purposes.<text:line-break/><text:soft-page-break/></text:p>
        </text:list-item>
      </text:list>
      <text:p text:style-name="Standard">version 3.6.8</text:p>
      <text:list xml:id="list3103350017242408715" text:style-name="L85">
        <text:list-item>
          <text:p text:style-name="P97">adds modeling of off centerline observations to lightcurve calibration curve generation<text:line-break/></text:p>
        </text:list-item>
      </text:list>
      <text:p text:style-name="Standard">version 3.6.7</text:p>
      <text:list xml:id="list6607900344999132018" text:style-name="L86">
        <text:list-item>
          <text:p text:style-name="P98">clarified the location of the Enable Manual Timestamp Entry checkbox in the pop-up message appears when there are no timestamps in the csv file.<text:line-break/></text:p>
        </text:list-item>
      </text:list>
      <text:p text:style-name="Standard">version 3.6.6</text:p>
      <text:list xml:id="list7799234042787667751" text:style-name="L87">
        <text:list-item>
          <text:p text:style-name="P99">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079952053872821940" text:style-name="L88">
        <text:list-item>
          <text:p text:style-name="P10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535604035996700468" text:style-name="L89">
        <text:list-item>
          <text:p text:style-name="P101">version 3.6.2 would open .xlsx Report file on Mac, but not Windows. This version attempts to fix that (Windows needs a different command to open a file).<text:line-break/></text:p>
        </text:list-item>
      </text:list>
      <text:p text:style-name="Standard">version 3.6.2</text:p>
      <text:list xml:id="list2224194683448653248" text:style-name="L90">
        <text:list-item>
          <text:p text:style-name="P10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2425628637779336428" text:style-name="L91">
        <text:list-item>
          <text:p text:style-name="P10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1338114707403522319" text:style-name="L92">
        <text:list-item>
          <text:p text:style-name="P10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text:soft-page-break/>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104"><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127419756814344570" text:style-name="L93">
        <text:list-item>
          <text:p text:style-name="P105">fixed another bug in penumbral curve fit and removed diagnostic printouts.<text:line-break/></text:p>
        </text:list-item>
      </text:list>
      <text:p text:style-name="Standard">version 3.5.8</text:p>
      <text:list xml:id="list5978998024323321181" text:style-name="L94">
        <text:list-item>
          <text:p text:style-name="P106">fixed a number of bugs in the penumbral curve fit code<text:line-break/></text:p>
        </text:list-item>
      </text:list>
      <text:p text:style-name="Standard">version 3.5.7</text:p>
      <text:list xml:id="list7080664928629276999" text:style-name="L95">
        <text:list-item>
          <text:p text:style-name="P10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05692555326703095" text:style-name="L96">
        <text:list-item>
          <text:p text:style-name="P108">fixed a bug that kept a user from selecting a new file to read if PyOTE had been started from PyMovie. Previously, it had only reopened the same file instead of <text:soft-page-break/>giving the user a file select dialog to choose from.<text:line-break/></text:p>
        </text:list-item>
      </text:list>
      <text:p text:style-name="Standard">version 3.5.5</text:p>
      <text:list xml:id="list2320620131415132982" text:style-name="L97">
        <text:list-item>
          <text:p text:style-name="P10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981913789424576051" text:style-name="L98">
        <text:list-item>
          <text:p text:style-name="P110">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518413745045912139" text:style-name="L99">
        <text:list-item>
          <text:p text:style-name="P11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612171986513889466" text:style-name="L100">
        <text:list-item>
          <text:p text:style-name="P11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998622882833580293" text:style-name="L101">
        <text:list-item>
          <text:p text:style-name="P113">Added additional references to the North American Excel Spreadsheet report in the new section of the final report that bangs on about the start-of-exposure timing convention.<text:line-break/></text:p>
        </text:list-item>
      </text:list>
      <text:p text:style-name="Standard">version 3.5.0</text:p>
      <text:list xml:id="list1639850597263575094" text:style-name="L102">
        <text:list-item>
          <text:p text:style-name="P11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4">NEW: when 'trims' have been placed, a 'write csv' process will honor those <text:soft-page-break/>values and produce a 'trimmed' output file.<text:line-break/></text:p>
        </text:list-item>
        <text:list-item>
          <text:p text:style-name="P114">NEW: when a light curve has been 'normalized', the changed values are written to the data table where, once again, a 'write csv' process will capture the results.<text:line-break/></text:p>
        </text:list-item>
        <text:list-item>
          <text:p text:style-name="P114">Added additional reminders that the start-of-exposure timestamp/timing convention is employed.</text:p>
        </text:list-item>
      </text:list>
      <text:p text:style-name="Standard"/>
      <text:p text:style-name="Standard">version 3.4.9</text:p>
      <text:list xml:id="list1575295076706331949" text:style-name="L103">
        <text:list-item>
          <text:p text:style-name="P115">Added some explanatory language to the “Excel report” section regarding the proper interpretation of the 'false positive probability' number.<text:line-break/></text:p>
        </text:list-item>
      </text:list>
      <text:p text:style-name="Standard">version 3.4.8</text:p>
      <text:list xml:id="list873347344215459263" text:style-name="L104">
        <text:list-item>
          <text:p text:style-name="P116">This version deals more realistically with high magDrop lightcurves by defining a 'limiting magDrop' as: <text:line-break/><text:line-break/><text:tab/>limMagDrop = 2.5 * log10( B / std(A) ) <text:line-break/><text:line-break/><text:tab/>std(A) is the noise level of A.</text:p>
          <text:p text:style-name="P11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3549834588022736605" text:style-name="L105">
        <text:list-item>
          <text:p text:style-name="P117">Automatically loads the correct version of Adv2<text:line-break/></text:p>
        </text:list-item>
      </text:list>
      <text:p text:style-name="Standard">version 3.4.6</text:p>
      <text:list xml:id="list1249803612775577425" text:style-name="L106">
        <text:list-item>
          <text:p text:style-name="P118">Adds AAV Version 2 file as a type that can be read (important when Do OCR check is enabled)</text:p>
        </text:list-item>
      </text:list>
      <text:p text:style-name="Standard"/>
      <text:p text:style-name="Standard"><text:soft-page-break/>version 3.4.5</text:p>
      <text:list xml:id="list755096486847776594" text:style-name="L107">
        <text:list-item>
          <text:p text:style-name="P119">Fixes block integration which was failing when more than 4 lightcurves were being processed.<text:line-break/></text:p>
        </text:list-item>
        <text:list-item>
          <text:p text:style-name="P119">Made use diff and Do OCR checkboxes sticky.<text:line-break/></text:p>
        </text:list-item>
      </text:list>
      <text:p text:style-name="Standard">version 3.4.4</text:p>
      <text:list xml:id="list3341683864639948888" text:style-name="L108">
        <text:list-item>
          <text:p text:style-name="P120">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170968242886032933" text:style-name="L109">
        <text:list-item>
          <text:p text:style-name="P12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92992753488601127" text:style-name="L110">
        <text:list-item>
          <text:p text:style-name="P12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466385700179863685" text:style-name="L111">
        <text:list-item>
          <text:p text:style-name="P12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2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899759461839294459" text:style-name="L112">
        <text:list-item>
          <text:p text:style-name="P124">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594407131242682690" text:style-name="L113">
        <text:list-item>
          <text:p text:style-name="P125">Automatically installs cv2 if not already present. <text:s/>This package is needed for the new frame view feature.<text:line-break/></text:p>
        </text:list-item>
      </text:list>
      <text:p text:style-name="Standard">version 3.3.8</text:p>
      <text:list xml:id="list4298435333619369732" text:style-name="L114">
        <text:list-item>
          <text:p text:style-name="P12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743968745627761830" text:style-name="L115">
        <text:list-item>
          <text:p text:style-name="P127">A new button (View frame) with an associated spinner for entry of a frame number has been added:</text:p>
          <text:p text:style-name="P12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9191429996308070129" text:style-name="L116">
        <text:list-item>
          <text:p text:style-name="P12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78568311797170176" text:style-name="L117">
        <text:list-item>
          <text:p text:style-name="P12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251197384626594079" text:style-name="L118">
        <text:list-item>
          <text:p text:style-name="P13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7746001606132860147" text:style-name="L119">
        <text:list-item>
          <text:p text:style-name="P13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6025568531150496972" text:style-name="L120">
        <text:list-item>
          <text:p text:style-name="P132">Changed main plot so that the scroll wheel only zooms the x axis.</text:p>
        </text:list-item>
        <text:list-item>
          <text:p text:style-name="P132">Changed lightcurve plot so that it conforms properly to 'start-of-exposure'.<text:line-break/><text:soft-page-break/></text:p>
        </text:list-item>
      </text:list>
      <text:p text:style-name="Standard">version 3.2.8</text:p>
      <text:list xml:id="list1829451468374794388" text:style-name="L121">
        <text:list-item>
          <text:p text:style-name="P133">Changed font size in help files --- it was fine for Mac but too big for Win10<text:line-break/></text:p>
        </text:list-item>
      </text:list>
      <text:p text:style-name="Standard">version 3.2.7</text:p>
      <text:list xml:id="list2057256427457139569" text:style-name="L122">
        <text:list-item>
          <text:p text:style-name="P13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474678539005669448" text:style-name="L123">
        <text:list-item>
          <text:p text:style-name="P135">This is a 'cosmetic' release --- there should be NO detectable differences from version 3.2.5 in terms of functionality.</text:p>
        </text:list-item>
        <text:list-item>
          <text:p text:style-name="P135">All python files were brought into compliance with PEP 8 coding standards. <text:s/>Only I care about that.</text:p>
        </text:list-item>
        <text:list-item>
          <text:p text:style-name="P13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35">All this 'cosmetic' work is in preparation for working on PyOTE issues again.<text:line-break/> </text:p>
        </text:list-item>
      </text:list>
      <text:p text:style-name="Standard">version 3.2.5</text:p>
      <text:list xml:id="list7603829966474250167" text:style-name="L124">
        <text:list-item>
          <text:p text:style-name="P13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136814889326094244" text:style-name="L125">
        <text:list-item>
          <text:p text:style-name="P137">Modified the test for newer version to accommodate the different strings returned by pip 18.1 and pip 19.0+</text:p>
        </text:list-item>
        <text:list-item>
          <text:p text:style-name="P137">Added ability to invoke PyOTE from PyMovie with an externally supplied csv file that is automatically opened.<text:line-break/></text:p>
        </text:list-item>
      </text:list>
      <text:p text:style-name="Standard">version 3.2.3</text:p>
      <text:list xml:id="list6843313074926541263" text:style-name="L126">
        <text:list-item>
          <text:p text:style-name="P13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8">Added support for the PyMovie csv format<text:line-break/></text:p>
        </text:list-item>
      </text:list>
      <text:p text:style-name="Standard">version 3.2.1</text:p>
      <text:list xml:id="list7953520037026190021" text:style-name="L127">
        <text:list-item>
          <text:p text:style-name="P139">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045958846276436290" text:style-name="L128">
        <text:list-item>
          <text:p text:style-name="P140">Changed GUI to better align text on min max edit boxes to avoid confusion.<text:line-break/></text:p>
        </text:list-item>
      </text:list>
      <text:p text:style-name="Standard">version 3.1.9</text:p>
      <text:list xml:id="list8897446843498060738" text:style-name="L129">
        <text:list-item>
          <text:p text:style-name="P141">Fixed a bug in the test for a min/max solution search being constrained by a too large min value.<text:line-break/></text:p>
        </text:list-item>
      </text:list>
      <text:p text:style-name="Standard">version 3.1.8</text:p>
      <text:list xml:id="list6235438298042570391" text:style-name="L130">
        <text:list-item>
          <text:p text:style-name="P142">version 3.1.7 was released without an updated version history. <text:s/>Here is what was changed in 3.1.7:<text:line-break/></text:p>
        </text:list-item>
        <text:list-item>
          <text:p text:style-name="P14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450660194388863978" text:style-name="L131">
        <text:list-item>
          <text:p text:style-name="P143">Values entered in the Manual Timestamp Entry dialog box are now 'sticky', thus making corrections easy to do without requiring re-entry of all data. </text:p>
          <text:p text:style-name="P143"><text:line-break/>Also trapped is the case where a user has entered a custom frame time but failed to click the radio button indicating that it is to be used.<text:line-break/></text:p>
        </text:list-item>
      </text:list>
      <text:p text:style-name="Standard">version 3.1.5:</text:p>
      <text:list xml:id="list5138132870350862719" text:style-name="L132">
        <text:list-item>
          <text:p text:style-name="P14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609164708013722757" text:style-name="L133">
        <text:list-item>
          <text:p text:style-name="P145">Fixed error in new dropped reading detection logic when light curve was processed in field mode.<text:line-break/></text:p>
        </text:list-item>
        <text:list-item>
          <text:p text:style-name="P145">Cleaned up some language in tooltips.<text:line-break/></text:p>
        </text:list-item>
      </text:list>
      <text:p text:style-name="Standard">version 3.1.3:</text:p>
      <text:list xml:id="list5773200893485867213" text:style-name="L134">
        <text:list-item>
          <text:p text:style-name="P14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46">Eliminated the 'entry num' column in the data matrix at the lower left of the GUI. The 'entry num' is unused and a possible source of confusion with the frame or field number for the unwary.<text:line-break/></text:p>
        </text:list-item>
        <text:list-item>
          <text:p text:style-name="P14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228288657924569245" text:style-name="L135">
        <text:list-item>
          <text:p text:style-name="P14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234108221561428577" text:style-name="L136">
        <text:list-item>
          <text:p text:style-name="P14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4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48"><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818301981808076825" text:style-name="L137">
        <text:list-item>
          <text:p text:style-name="P149">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623374552119953509" text:style-name="L138">
        <text:list-item>
          <text:p text:style-name="P15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229967433592536758" text:style-name="L139">
        <text:list-item>
          <text:p text:style-name="P15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466480611829193206" text:style-name="L140">
        <text:list-item>
          <text:p text:style-name="P15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0916886159382604" text:style-name="L141">
        <text:list-item>
          <text:p text:style-name="P15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206933171602134611" text:style-name="L142">
        <text:list-item>
          <text:p text:style-name="P154">Disable the Accept integration button when user overrides an automatic block analysis with a manual block selection followed by a click on the Block integrate button.<text:line-break/></text:p>
        </text:list-item>
      </text:list>
      <text:p text:style-name="Standard">version 2.1.4:</text:p>
      <text:list xml:id="list509669416718083506" text:style-name="L143">
        <text:list-item>
          <text:p text:style-name="P155">Corrected a bug that kept manual selection of block integration from being performed after a refusal to accept the automatic block analysis results.<text:line-break/></text:p>
        </text:list-item>
      </text:list>
      <text:p text:style-name="Standard"><text:soft-page-break/>version 2.1.3:</text:p>
      <text:list xml:id="list6957944266463553415" text:style-name="L144">
        <text:list-item>
          <text:p text:style-name="P15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099082354515469140" text:style-name="L145">
        <text:list-item>
          <text:p text:style-name="P157">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144770785286521877" text:style-name="L146">
        <text:list-item>
          <text:p text:style-name="P158">Added progress bar tracking of block integration analysis because it can take an extended amount of time to complete the analysis when the light curve has many points.<text:line-break/></text:p>
        </text:list-item>
      </text:list>
      <text:p text:style-name="Standard">version 2.1.0</text:p>
      <text:list xml:id="list8665213283809926813" text:style-name="L147">
        <text:list-item>
          <text:p text:style-name="P15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7337957149219892" text:style-name="L148">
        <text:list-item>
          <text:p text:style-name="P160">Made the selection of Tooltip display 'sticky'</text:p>
        </text:list-item>
        <text:list-item>
          <text:p text:style-name="P160">Duration calculation when D and R span midnight now handled correctly</text:p>
        </text:list-item>
      </text:list>
      <text:p text:style-name="Standard"/>
      <text:p text:style-name="Standard">version 2.0.8</text:p>
      <text:list xml:id="list2245019742161416561" text:style-name="L149">
        <text:list-item>
          <text:p text:style-name="P161">toolTips changed to invoke and display in a custom dialog box that can be moved and resized to better accommodate legacy displays</text:p>
        </text:list-item>
        <text:list-item>
          <text:p text:style-name="P161">Calc flash timing calculation fixed to properly deal with the non-integer frame numbers that can result from field processed csv files</text:p>
        </text:list-item>
        <text:list-item>
          <text:p text:style-name="P161">Flash timing has been verified to work with integrated light curves</text:p>
        </text:list-item>
        <text:list-item>
          <text:p text:style-name="P16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259057214537219079" text:style-name="L150">
        <text:list-item>
          <text:p text:style-name="P162">Adds a button to calculate the edge position of an LED timing flash.</text:p>
        </text:list-item>
        <text:list-item>
          <text:p text:style-name="P16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text:soft-page-break/>need them).</text:p>
        </text:list-item>
        <text:list-item>
          <text:p text:style-name="P16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62">Adds a checkbox to force manual entry of timestamp info. <text:s/>This is useful when OCR on a VTI timed light curve has catastrophic errors. <text:s/>It is always employed when using LED flash timing.</text:p>
        </text:list-item>
      </text:list>
      <text:list xml:id="list6688298837942694208" text:style-name="L151">
        <text:list-item>
          <text:p text:style-name="P163">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780819811222716631" text:style-name="L152">
        <text:list-item>
          <text:p text:style-name="P16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84961903016286614" text:style-name="L153">
        <text:list-item>
          <text:p text:style-name="P165">files generated by pyote now contain PYOTE in the filename.<text:line-break/></text:p>
        </text:list-item>
        <text:list-item>
          <text:p text:style-name="P16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636579877850131938" text:style-name="L154">
        <text:list-item>
          <text:p text:style-name="P16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251893485242859774" text:style-name="L155">
        <text:list-item>
          <text:p text:style-name="P16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786740920151759719" text:style-name="L156">
        <text:list-item>
          <text:p text:style-name="P16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809888705810506128" text:style-name="L157">
        <text:list-item>
          <text:p text:style-name="P169">improved handling of D and R region selection so that one cannot enter an invalid configuration --- automatic corrections/changes are applied.<text:line-break/><text:soft-page-break/></text:p>
        </text:list-item>
        <text:list-item>
          <text:p text:style-name="P16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6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493296298417373370" text:style-name="L158">
        <text:list-item>
          <text:p text:style-name="P17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902655299559644360" text:style-name="L159">
        <text:list-item>
          <text:p text:style-name="P17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7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944618027847556012" text:style-name="L160">
        <text:list-item>
          <text:p text:style-name="P17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950627002312510521" text:style-name="L161">
        <text:list-item>
          <text:p text:style-name="P17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7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7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541367852206995178" text:style-name="L162">
        <text:list-item>
          <text:p text:style-name="P175">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4-03T08:32:24</dc:date>
    <meta:editing-cycles>210</meta:editing-cycles>
    <meta:editing-duration>P1DT2H59M16S</meta:editing-duration>
    <dc:creator>Robert Anderson</dc:creator>
    <meta:document-statistic meta:table-count="0" meta:image-count="3" meta:object-count="0" meta:page-count="28" meta:paragraph-count="423" meta:word-count="10580" meta:character-count="61784"/>
    <meta:template xlink:type="simple" xlink:actuate="onRequest" xlink:title="" xlink:href="Normal"/>
  </office:meta>
</office:document-meta>
</file>